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E0000005BAAC3F6A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SimSun2" svg:font-family="SimSun, SimSun" style:font-family-generic="swiss"/>
    <style:font-face style:name="Microsoft YaHei1" svg:font-family="'Microsoft YaHei'" style:font-pitch="variable"/>
    <style:font-face style:name="SimSun1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gr10" style:family="graphic" style:parent-style-name="objectwithoutfill">
      <style:graphic-properties draw:stroke="dash" draw:stroke-dash="_32__20_Dots_20_1_20_Dash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0.65cm"/>
    </style:style>
    <style:style style:name="gr14" style:family="graphic" style:parent-style-name="standard">
      <style:graphic-properties draw:stroke="none" svg:stroke-color="#000000" draw:fill="none" draw:fill-color="#ffffff" fo:min-height="0.766cm"/>
    </style:style>
    <style:style style:name="gr15" style:family="graphic" style:parent-style-name="standard">
      <style:graphic-properties draw:stroke="none" svg:stroke-color="#000000" draw:fill="none" draw:fill-color="#ffffff" fo:min-height="0.949cm"/>
    </style:style>
    <style:style style:name="gr16" style:family="graphic" style:parent-style-name="standard">
      <style:graphic-properties draw:marker-start="Arrow" draw:marker-start-width="0.3cm" draw:textarea-vertical-align="middle"/>
    </style:style>
    <style:style style:name="gr17" style:family="graphic" style:parent-style-name="standard">
      <style:graphic-properties draw:stroke="solid" svg:stroke-color="#000000" draw:fill="none" draw:fill-color="#ffffff" fo:min-height="0.55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fo:min-height="0.55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2.8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58cm" fo:min-width="2.9cm"/>
    </style:style>
    <style:style style:name="gr22" style:family="graphic" style:parent-style-name="standard">
      <style:graphic-properties draw:stroke="none" svg:stroke-color="#000000" draw:fill="none" draw:fill-color="#ffffff" fo:min-height="0.712cm"/>
    </style:style>
    <style:style style:name="gr23" style:family="graphic" style:parent-style-name="standard">
      <style:graphic-properties draw:opacity="30%" draw:textarea-horizontal-align="justify" draw:textarea-vertical-align="middle" draw:auto-grow-height="false" fo:min-height="4.35cm" fo:min-width="21cm" draw:shadow-opacity="30%"/>
    </style:style>
    <style:style style:name="gr2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style:paragraph-properties style:text-autospace="none"/>
      <style:text-properties fo:font-size="12pt"/>
    </style:style>
    <style:style style:name="P9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opacity="30%"/>
      <style:paragraph-properties fo:text-align="center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.699cm" svg:y1="1.034cm" svg:x2="20.2cm" svg:y2="1cm">
          <text:p/>
        </draw:line>
        <draw:frame draw:style-name="gr2" draw:text-style-name="P1" draw:layer="layout" svg:width="18.999cm" svg:height="2.166cm" svg:x="2cm" svg:y="1.634cm">
          <draw:image xlink:href="Pictures/100000000000031E0000005BAAC3F6AC.png" xlink:type="simple" xlink:show="embed" xlink:actuate="onLoad">
            <text:p/>
          </draw:image>
        </draw:frame>
        <draw:line draw:style-name="gr3" draw:text-style-name="P1" draw:layer="layout" svg:x1="3.399cm" svg:y1="0.234cm" svg:x2="3.399cm" svg:y2="1.034cm">
          <text:p/>
        </draw:line>
        <draw:line draw:style-name="gr3" draw:text-style-name="P1" draw:layer="layout" svg:x1="7.199cm" svg:y1="0.234cm" svg:x2="7.199cm" svg:y2="1.034cm">
          <text:p/>
        </draw:line>
        <draw:line draw:style-name="gr4" draw:text-style-name="P1" draw:layer="layout" svg:x1="3.399cm" svg:y1="12.5cm" svg:x2="3.399cm" svg:y2="0.9cm">
          <text:p/>
        </draw:line>
        <draw:line draw:style-name="gr4" draw:text-style-name="P1" draw:layer="layout" svg:x1="7.199cm" svg:y1="6.4cm" svg:x2="7.199cm" svg:y2="0.9cm">
          <text:p/>
        </draw:line>
        <draw:line draw:style-name="gr3" draw:text-style-name="P1" draw:layer="layout" svg:x1="14.899cm" svg:y1="0.234cm" svg:x2="14.899cm" svg:y2="1.034cm">
          <text:p/>
        </draw:line>
        <draw:line draw:style-name="gr4" draw:text-style-name="P1" draw:layer="layout" svg:x1="14.899cm" svg:y1="11.5cm" svg:x2="14.899cm" svg:y2="1cm">
          <text:p/>
        </draw:line>
        <draw:line draw:style-name="gr3" draw:text-style-name="P1" draw:layer="layout" svg:x1="18.699cm" svg:y1="0.234cm" svg:x2="18.699cm" svg:y2="1.034cm">
          <text:p/>
        </draw:line>
        <draw:line draw:style-name="gr4" draw:text-style-name="P1" draw:layer="layout" svg:x1="18.699cm" svg:y1="6.4cm" svg:x2="18.699cm" svg:y2="1cm">
          <text:p/>
        </draw:line>
        <draw:frame draw:style-name="gr5" draw:text-style-name="P3" draw:layer="layout" svg:width="2.5cm" svg:height="1.916cm" svg:x="0cm" svg:y="0.4cm">
          <draw:text-box>
            <text:p text:style-name="P2"><text:span text:style-name="T1">BuTiS 100kHz</text:span></text:p>
          </draw:text-box>
        </draw:frame>
        <draw:line draw:style-name="gr6" draw:text-style-name="P1" draw:layer="layout" svg:x1="2.7cm" svg:y1="6.3cm" svg:x2="20.201cm" svg:y2="6.266cm">
          <text:p/>
        </draw:line>
        <draw:frame draw:style-name="gr7" draw:text-style-name="P4" draw:layer="layout" svg:width="2.7cm" svg:height="2.1cm" svg:x="0cm" svg:y="4.7cm">
          <draw:text-box>
            <text:p text:style-name="P2"><text:span text:style-name="T1">PAP:</text:span></text:p>
            <text:p text:style-name="P2"><text:span text:style-name="T1">Phase</text:span></text:p>
            <text:p text:style-name="P2"><text:span text:style-name="T1">difference</text:span></text:p>
          </draw:text-box>
        </draw:frame>
        <draw:frame draw:style-name="gr5" draw:text-style-name="P4" draw:layer="layout" svg:width="2.5cm" svg:height="1.916cm" svg:x="20cm" svg:y="5.5cm">
          <draw:text-box>
            <text:p text:style-name="P2"><text:span text:style-name="T1">time</text:span></text:p>
          </draw:text-box>
        </draw:frame>
        <draw:line draw:style-name="gr6" draw:text-style-name="P1" draw:layer="layout" svg:x1="3.1cm" svg:y1="8.5cm" svg:x2="3.1cm" svg:y2="4.2cm">
          <text:p/>
        </draw:line>
        <draw:line draw:style-name="gr8" draw:text-style-name="P1" draw:layer="layout" svg:x1="3.399cm" svg:y1="6.266cm" svg:x2="5.3cm" svg:y2="5.1cm">
          <text:p/>
        </draw:line>
        <draw:line draw:style-name="gr4" draw:text-style-name="P1" draw:layer="layout" svg:x1="5.3cm" svg:y1="2.7cm" svg:x2="5.3cm" svg:y2="7.6cm">
          <text:p/>
        </draw:line>
        <draw:line draw:style-name="gr8" draw:text-style-name="P1" draw:layer="layout" svg:x1="5.299cm" svg:y1="7.5cm" svg:x2="7.2cm" svg:y2="6.334cm">
          <text:p/>
        </draw:line>
        <draw:line draw:style-name="gr8" draw:text-style-name="P1" draw:layer="layout" svg:x1="7.3cm" svg:y1="6.266cm" svg:x2="9.201cm" svg:y2="5.1cm">
          <text:p/>
        </draw:line>
        <draw:line draw:style-name="gr4" draw:text-style-name="P1" draw:layer="layout" svg:x1="9.201cm" svg:y1="2.7cm" svg:x2="9.201cm" svg:y2="7.6cm">
          <text:p/>
        </draw:line>
        <draw:line draw:style-name="gr4" draw:text-style-name="P1" draw:layer="layout" svg:x1="13.002cm" svg:y1="2.7cm" svg:x2="13.002cm" svg:y2="7.6cm">
          <text:p/>
        </draw:line>
        <draw:line draw:style-name="gr8" draw:text-style-name="P1" draw:layer="layout" svg:x1="13.001cm" svg:y1="7.5cm" svg:x2="14.9cm" svg:y2="6.3cm">
          <text:p/>
        </draw:line>
        <draw:line draw:style-name="gr8" draw:text-style-name="P1" draw:layer="layout" svg:x1="14.902cm" svg:y1="6.266cm" svg:x2="16.803cm" svg:y2="5.1cm">
          <text:p/>
        </draw:line>
        <draw:line draw:style-name="gr4" draw:text-style-name="P1" draw:layer="layout" svg:x1="16.803cm" svg:y1="2.7cm" svg:x2="16.803cm" svg:y2="7.6cm">
          <text:p/>
        </draw:line>
        <draw:line draw:style-name="gr8" draw:text-style-name="P1" draw:layer="layout" svg:x1="16.802cm" svg:y1="7.5cm" svg:x2="18.703cm" svg:y2="6.334cm">
          <text:p/>
        </draw:line>
        <draw:frame draw:style-name="gr9" draw:text-style-name="P3" draw:layer="layout" svg:width="4.7cm" svg:height="1.4cm" svg:x="1.6cm" svg:y="4.9cm">
          <draw:text-box>
            <text:p text:style-name="P5"><text:span text:style-name="T2">180</text:span><text:span text:style-name="T3">o</text:span></text:p>
          </draw:text-box>
        </draw:frame>
        <draw:frame draw:style-name="gr9" draw:text-style-name="P3" draw:layer="layout" svg:width="1.7cm" svg:height="1.4cm" svg:x="1.4cm" svg:y="7.2cm">
          <draw:text-box>
            <text:p text:style-name="P5"><text:span text:style-name="T2">-180</text:span><text:span text:style-name="T3">o</text:span></text:p>
          </draw:text-box>
        </draw:frame>
        <draw:line draw:style-name="gr10" draw:text-style-name="P1" draw:layer="layout" svg:x1="3cm" svg:y1="5.1cm" svg:x2="5.3cm" svg:y2="5.1cm">
          <text:p/>
        </draw:line>
        <draw:line draw:style-name="gr10" draw:text-style-name="P1" draw:layer="layout" svg:x1="2.9cm" svg:y1="7.5cm" svg:x2="5.2cm" svg:y2="7.5cm">
          <text:p/>
        </draw:line>
        <draw:custom-shape draw:style-name="gr11" draw:text-style-name="P6" draw:layer="layout" svg:width="0.2cm" svg:height="0.2cm" svg:x="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4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5.0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5.8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6.5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7.3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8.104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13.309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14.21cm" svg:y="6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15.211cm" svg:y="5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16.211cm" svg:y="5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17.012cm" svg:y="7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17.813cm" svg:y="6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cm" svg:height="0.3cm" svg:x="14.802cm" svg:y="6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9" draw:layer="layout" svg:width="1.5cm" svg:height="0.9cm" svg:x="0.1cm" svg:y="6.6cm">
          <draw:text-box>
            <text:p text:style-name="P8"><text:span text:style-name="T4">Δφ1</text:span></text:p>
          </draw:text-box>
        </draw:frame>
        <draw:frame draw:style-name="gr14" draw:text-style-name="P4" draw:layer="layout" svg:width="2.5cm" svg:height="1.016cm" svg:x="19.8cm" svg:y="0.184cm">
          <draw:text-box>
            <text:p text:style-name="P2"><text:span text:style-name="T1">time</text:span></text:p>
          </draw:text-box>
        </draw:frame>
        <draw:frame draw:style-name="gr15" draw:text-style-name="P10" draw:layer="layout" svg:width="7.7cm" svg:height="1.199cm" svg:x="16.1cm" svg:y="1.401cm">
          <draw:text-box>
            <text:p text:style-name="P5"><text:span text:style-name="T5">Synchronization Reference Signal</text:span></text:p>
          </draw:text-box>
        </draw:frame>
        <draw:frame draw:style-name="gr15" draw:text-style-name="P11" draw:layer="layout" svg:width="5.6cm" svg:height="1.199cm" svg:x="18.8cm" svg:y="2cm">
          <draw:text-box>
            <text:p text:style-name="P5"><text:span text:style-name="T6">Reference RF Signal</text:span></text:p>
          </draw:text-box>
        </draw:frame>
        <draw:line draw:style-name="gr16" draw:text-style-name="P6" draw:layer="layout" svg:x1="15.9cm" svg:y1="2.1cm" svg:x2="16.3cm" svg:y2="1.8cm">
          <text:p/>
        </draw:line>
        <draw:line draw:style-name="gr16" draw:text-style-name="P6" draw:layer="layout" svg:x1="17.9cm" svg:y1="2.8cm" svg:x2="18.9cm" svg:y2="2.4cm">
          <text:p/>
        </draw:line>
        <draw:frame draw:style-name="gr17" draw:text-style-name="P3" draw:layer="layout" svg:width="6.7cm" svg:height="0.8cm" svg:x="3.4cm" svg:y="12.1cm">
          <draw:text-box>
            <text:p text:style-name="P12"><text:span text:style-name="T2">Reception of CMD_START_B2B</text:span></text:p>
          </draw:text-box>
        </draw:frame>
        <draw:line draw:style-name="gr6" draw:text-style-name="P1" draw:layer="layout" svg:x1="2.6cm" svg:y1="10.584cm" svg:x2="20.101cm" svg:y2="10.55cm">
          <text:p/>
        </draw:line>
        <draw:frame draw:style-name="gr5" draw:text-style-name="P4" draw:layer="layout" svg:width="2.5cm" svg:height="1.916cm" svg:x="19.8cm" svg:y="9.5cm">
          <draw:text-box>
            <text:p text:style-name="P2"><text:span text:style-name="T1">time</text:span></text:p>
          </draw:text-box>
        </draw:frame>
        <draw:frame draw:style-name="gr15" draw:text-style-name="P4" draw:layer="layout" svg:width="4cm" svg:height="1.916cm" svg:x="0.1cm" svg:y="9.601cm">
          <draw:text-box>
            <text:p text:style-name="P13"><text:span text:style-name="T1">B2B </text:span></text:p>
            <text:p text:style-name="P13"><text:span text:style-name="T1">Source</text:span></text:p>
            <text:p text:style-name="P13"><text:span text:style-name="T1">SCU</text:span></text:p>
          </draw:text-box>
        </draw:frame>
        <draw:custom-shape draw:style-name="gr18" draw:text-style-name="P14" draw:layer="layout" svg:width="0.2cm" svg:height="0.2cm" svg:x="3.302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8cm" svg:y1="11.5cm" svg:x2="3.8cm" svg:y2="8cm">
          <text:p/>
        </draw:line>
        <draw:frame draw:style-name="gr17" draw:text-style-name="P3" draw:layer="layout" svg:width="4.118cm" svg:height="0.8cm" svg:x="3.782cm" svg:y="7.8cm">
          <draw:text-box>
            <text:p text:style-name="P12"><text:span text:style-name="T2">Start the prediction</text:span></text:p>
          </draw:text-box>
        </draw:frame>
        <draw:line draw:style-name="gr6" draw:text-style-name="P1" draw:layer="layout" svg:x1="2.2cm" svg:y1="11.3cm" svg:x2="3.4cm" svg:y2="11.3cm">
          <text:p/>
        </draw:line>
        <draw:line draw:style-name="gr6" draw:text-style-name="P1" draw:layer="layout" svg:x1="4.8cm" svg:y1="11.3cm" svg:x2="3.8cm" svg:y2="11.3cm">
          <text:p/>
        </draw:line>
        <draw:frame draw:style-name="gr19" draw:text-style-name="P3" draw:layer="layout" svg:width="1.5cm" svg:height="0.8cm" svg:x="3.2cm" svg:y="10.7cm">
          <draw:text-box>
            <text:p text:style-name="P12"><text:span text:style-name="T2">1us</text:span></text:p>
          </draw:text-box>
        </draw:frame>
        <draw:custom-shape draw:style-name="gr20" draw:text-style-name="P15" draw:layer="layout" svg:width="3.3cm" svg:height="1.3cm" svg:x="9.5cm" svg:y="1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.4cm" svg:height="0.83cm" svg:x="9.4cm" svg:y="2.75cm">
          <text:p/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0.98cm" svg:height="0.962cm" draw:transform="rotate (1.5707963267949) translate (10.538cm 3.2cm)">
          <draw:text-box>
            <text:p><text:span text:style-name="T7">≈</text:span></text:p>
          </draw:text-box>
        </draw:frame>
        <draw:frame draw:style-name="gr22" draw:text-style-name="P16" draw:layer="layout" svg:width="0.98cm" svg:height="0.962cm" draw:transform="rotate (1.5707963267949) translate (10.538cm 6.7cm)">
          <draw:text-box>
            <text:p><text:span text:style-name="T7">≈</text:span></text:p>
          </draw:text-box>
        </draw:frame>
        <draw:frame draw:style-name="gr22" draw:text-style-name="P16" draw:layer="layout" svg:width="0.98cm" svg:height="0.962cm" draw:transform="rotate (1.5707963267949) translate (10.538cm 1.5cm)">
          <draw:text-box>
            <text:p><text:span text:style-name="T7">≈</text:span></text:p>
          </draw:text-box>
        </draw:frame>
        <draw:frame draw:style-name="gr22" draw:text-style-name="P16" draw:layer="layout" svg:width="0.98cm" svg:height="0.962cm" draw:transform="rotate (1.5707963267949) translate (10.538cm 11cm)">
          <draw:text-box>
            <text:p><text:span text:style-name="T7">≈</text:span></text:p>
          </draw:text-box>
        </draw:frame>
        <draw:custom-shape draw:style-name="gr23" draw:text-style-name="P17" draw:layer="layout" svg:width="21.5cm" svg:height="4.6cm" svg:x="0.1cm" svg:y="4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0.2cm" svg:height="0.2cm" svg:x="3.7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2cm" svg:height="0.2cm" svg:x="15.202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3cm" svg:y1="11.8cm" svg:x2="15.3cm" svg:y2="9.2cm">
          <text:p/>
        </draw:line>
        <draw:line draw:style-name="gr6" draw:text-style-name="P1" draw:layer="layout" svg:x1="14.1cm" svg:y1="11.3cm" svg:x2="15.3cm" svg:y2="11.3cm">
          <text:p/>
        </draw:line>
        <draw:line draw:style-name="gr6" draw:text-style-name="P1" draw:layer="layout" svg:x1="16.7cm" svg:y1="11.3cm" svg:x2="15.7cm" svg:y2="11.3cm">
          <text:p/>
        </draw:line>
        <draw:frame draw:style-name="gr19" draw:text-style-name="P3" draw:layer="layout" svg:width="1.5cm" svg:height="0.8cm" svg:x="15.1cm" svg:y="10.7cm">
          <draw:text-box>
            <text:p text:style-name="P12"><text:span text:style-name="T2">1us</text:span></text:p>
          </draw:text-box>
        </draw:frame>
        <draw:custom-shape draw:style-name="gr18" draw:text-style-name="P14" draw:layer="layout" svg:width="0.2cm" svg:height="0.2cm" svg:x="15.7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5.4cm" svg:height="0.8cm" svg:x="15.8cm" svg:y="12.1cm">
          <draw:text-box>
            <text:p text:style-name="P12"><text:span text:style-name="T2">Read the predicted phase</text:span></text:p>
          </draw:text-box>
        </draw:frame>
        <draw:line draw:style-name="gr24" draw:text-style-name="P18" draw:layer="layout" svg:x1="3.7cm" svg:y1="9.5cm" svg:x2="15.3cm" svg:y2="9.5cm">
          <text:p text:style-name="P6"><text:span text:style-name="T2">500us</text:span></text:p>
          <text:p text:style-name="P6"><text:span text:style-name="T2"/></text:p>
        </draw:line>
        <draw:line draw:style-name="gr4" draw:text-style-name="P1" draw:layer="layout" svg:x1="15.8cm" svg:y1="12.2cm" svg:x2="15.8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SimSun2" svg:font-family="SimSun, SimSun" style:font-family-generic="swiss"/>
    <style:font-face style:name="Microsoft YaHei1" svg:font-family="'Microsoft YaHei'" style:font-pitch="variable"/>
    <style:font-face style:name="SimSun1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08-29T18:35:20.266000000</dc:date>
    <meta:editing-duration>PT3H39M3S</meta:editing-duration>
    <meta:editing-cycles>16</meta:editing-cycles>
    <meta:generator>LibreOffice/4.4.4.3$Windows_x86 LibreOffice_project/2c39ebcf046445232b798108aa8a7e7d89552ea8</meta:generator>
    <meta:document-statistic meta:object-count="76"/>
  </office:meta>
</office:document-meta>
</file>